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NimbusRomNo9L-Regu" svg:font-family="NimbusRomNo9L-Regu"/>
    <style:font-face style:name="NimbusRomNo9L-ReguItal1" svg:font-family="NimbusRomNo9L-ReguIt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1" svg:font-family="NimbusRomNo9L-Regu" style:font-pitch="variable"/>
    <style:font-face style:name="NimbusRomNo9L-ReguItal" svg:font-family="NimbusRomNo9L-ReguIt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7.292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margin-top="0cm" fo:margin-bottom="0cm" fo:line-height="100%"/>
      <style:text-properties fo:font-size="32pt" fo:language="en" fo:country="US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language="en" fo:country="US"/>
    </style:style>
    <style:style style:name="P5" style:family="paragraph">
      <style:text-properties fo:language="en" fo:country="US"/>
    </style:style>
    <style:style style:name="P6" style:family="paragraph">
      <style:text-properties fo:font-size="44pt" fo:language="en" fo:country="US" style:font-size-asian="44pt" style:font-size-complex="44pt"/>
    </style:style>
    <style:style style:name="P7" style:family="paragraph">
      <style:text-properties style:font-name="Arial2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style:font-name="Times New Roman" fo:font-size="22pt" fo:language="en" fo:country="US" style:font-size-asian="22pt" style:font-size-complex="22pt"/>
    </style:style>
    <style:style style:name="T3" style:family="text">
      <style:text-properties style:font-name="Times New Roman" fo:language="en" fo:country="US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language="en" fo:country="US"/>
    </style:style>
    <style:style style:name="T6" style:family="text">
      <style:text-properties fo:language="en" fo:country="GB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imbusRomNo9L-Regu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imbusRomNo9L-ReguItal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NimbusRomNo9L-ReguItal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2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NimbusRomNo9L-ReguItal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style:font-name="Arial2" fo:font-size="22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NimbusRomNo9L-Regu" style:font-size-asian="22pt" style:font-style-asian="normal" style:font-weight-asian="normal" style:font-name-complex="NimbusRomNo9L-Regu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Arial2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</presentation:footer-decl>
      <draw:page draw:name="page1" draw:style-name="dp1" draw:master-page-name="Default" presentation:presentation-page-layout-name="AL1T0">
        <draw:frame presentation:style-name="pr1" draw:text-style-name="P2" draw:layer="layout" svg:width="17cm" svg:height="9.2cm" svg:x="6cm" svg:y="2cm" presentation:class="subtitle" presentation:user-transformed="true">
          <draw:text-box>
            <text:p text:style-name="P1"><text:span text:style-name="T1">Verifying Data Interaction Coverage to Improve Testing of Data-intensive Systems</text:span></text:p>
          </draw:text-box>
        </draw:frame>
        <draw:frame draw:style-name="gr1" draw:text-style-name="P4" draw:layer="layout" svg:width="7.792cm" svg:height="1.835cm" svg:x="10.008cm" svg:y="14.4cm">
          <draw:text-box>
            <text:p text:style-name="P3"><text:span text:style-name="T2">Fabio Biselli</text:span></text:p>
            <text:p text:style-name="P3"><text:span text:style-name="T3">fabio.biselli@studio.unibo.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Case Study</text:span></text:p>
              </text:list-item>
              <text:list-item>
                <text:p><text:span text:style-name="T5">Modelling Data Interaction</text:span></text:p>
              </text:list-item>
              <text:list-item>
                <text:p><text:span text:style-name="T5">Method</text:span></text:p>
              </text:list-item>
              <text:list-item>
                <text:p><text:span text:style-name="T5">Related Work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5" draw:text-style-name="P5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ata-intensive software </text:span><text:span text:style-name="T8">systems</text:span><text:span text:style-name="T7"> are increasingly prominent in driving global processes such as e-governance, data curation for scientific and medical research, and social networking.</text:span></text:p>
              </text:list-item>
              <text:list-item>
                <text:p><text:span text:style-name="T7">Example: the Directorate of the Norwegian Custom and Excise uses TVINN system to process about 30,000 customs declarations a day. </text:span></text:p>
              </text:list-item>
              <text:list-item>
                <text:p><text:span text:style-name="T7">T</text:span><text:span text:style-name="T9">he live transaction stream of declarations is processed for conformance to well-formedness rules, laws and regulations by complex batch applications.</text:span></text:p>
              </text:list-item>
              <text:list-item>
                <text:p><text:span text:style-name="T9">The typical process to rapidly and effectively </text:span><text:span text:style-name="T10">test batch applications on data-intensive systems involves usage of input </text:span><text:span text:style-name="T11">test databases</text:span><text:span text:style-name="T12"> </text:span><text:span text:style-name="T10">regularly copied from the live transaction processing strea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Test Database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Using test databases is based on the assumption that data from live transactions represents realistic scenarios.</text:span></text:p>
              </text:list-item>
              <text:list-item>
                <text:p><text:span text:style-name="T13">T</text:span><text:span text:style-name="T14">he realistic </text:span><text:span text:style-name="T13">scenarios correspond to patterns found in test databases that are expected to either demonstrate correctness of application functionality or uncover bugs in the way transactions were processed by batch applications.</text:span></text:p>
              </text:list-item>
              <text:list-item>
                <text:p><text:span text:style-name="T13">H</text:span><text:span text:style-name="T14">owever, despite a high </text:span><text:span text:style-name="T13">practical reliance on such test databases there exists very few systematic approaches to verify their adequacy for test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15">Create and execute complex queries.</text:span><text:span text:style-name="T13"> <text:s/>This approach is often:</text:span></text:p>
                <text:list>
                  <text:list-item>
                    <text:p><text:span text:style-name="T13">Tedious and error-prone;</text:span></text:p>
                  </text:list-item>
                  <text:list-item>
                    <text:p><text:span text:style-name="T13">Databases technology specific;</text:span></text:p>
                  </text:list-item>
                  <text:list-item>
                    <text:p><text:span text:style-name="T13">Much needed for documentation and hard to maintain.</text:span></text:p>
                  </text:list-item>
                </text:list>
              </text:list-item>
              <text:list-item>
                <text:p text:style-name="P7"><text:span text:style-name="T15">Semi-systematic approach. </text:span><text:span text:style-name="T16">Use </text:span><text:span text:style-name="T14">spreadsheets as a structured checklist for properties to be found.</text:span></text:p>
                <text:list>
                  <text:list-item>
                    <text:p><text:span text:style-name="T14">Documenting testing intentions in a spreadsheet does not associate clear computable meaning to the tests making them ambiguous.</text:span></text:p>
                  </text:list-item>
                </text:list>
              </text:list-item>
              <text:list-item>
                <text:p text:style-name="P7"><text:span text:style-name="T15">Synthesis of databases. </text:span><text:span text:style-name="T16">Automatically generate databases.</text:span></text:p>
                <text:list>
                  <text:list-item>
                    <text:p><text:span text:style-name="T16">E</text:span><text:span text:style-name="T14">effective </text:span><text:span text:style-name="T16">approach to test data-intensive systems under development or freshly deployed, not for long-running syst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ontrib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NimbusRomNo9L-Regu" svg:font-family="NimbusRomNo9L-Regu"/>
    <style:font-face style:name="NimbusRomNo9L-ReguItal1" svg:font-family="NimbusRomNo9L-ReguIt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1" svg:font-family="NimbusRomNo9L-Regu" style:font-pitch="variable"/>
    <style:font-face style:name="NimbusRomNo9L-ReguItal" svg:font-family="NimbusRomNo9L-ReguIt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6:08:32.270000000</meta:creation-date>
    <dc:date>2015-01-23T19:10:56.604000000</dc:date>
    <meta:editing-duration>PT1H49M47S</meta:editing-duration>
    <meta:editing-cycles>18</meta:editing-cycles>
    <meta:generator>LibreOffice/4.3.1.2$Windows_x86 LibreOffice_project/958349dc3b25111dbca392fbc281a05559ef6848</meta:generator>
    <meta:document-statistic meta:object-count="45"/>
  </office:meta>
</office:document-meta>
</file>